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2184" officeooo:paragraph-rsid="00082184"/>
    </style:style>
    <style:style style:name="P2" style:family="paragraph" style:parent-style-name="Standard">
      <style:text-properties fo:font-style="normal" fo:font-weight="bold" officeooo:rsid="00082184" officeooo:paragraph-rsid="00082184" style:font-style-asian="normal" style:font-weight-asian="bold" style:font-style-complex="normal" style:font-weight-complex="bold"/>
    </style:style>
    <style:style style:name="P3" style:family="paragraph" style:parent-style-name="Standard">
      <style:text-properties fo:font-style="normal" fo:font-weight="normal" officeooo:rsid="00082184" officeooo:paragraph-rsid="00082184" style:font-style-asian="normal" style:font-weight-asian="normal" style:font-style-complex="normal" style:font-weight-complex="normal"/>
    </style:style>
    <style:style style:name="P4" style:family="paragraph" style:parent-style-name="Standard">
      <style:text-properties officeooo:rsid="000990cd" officeooo:paragraph-rsid="000990cd"/>
    </style:style>
    <style:style style:name="P5" style:family="paragraph" style:parent-style-name="Standard">
      <style:text-properties officeooo:rsid="000990cd" officeooo:paragraph-rsid="000a8655"/>
    </style:style>
    <style:style style:name="P6" style:family="paragraph" style:parent-style-name="Standard">
      <style:text-properties officeooo:rsid="000a8655" officeooo:paragraph-rsid="000a8655"/>
    </style:style>
    <style:style style:name="P7" style:family="paragraph" style:parent-style-name="Standard">
      <style:text-properties officeooo:rsid="000ccc25" officeooo:paragraph-rsid="000ccc25"/>
    </style:style>
    <style:style style:name="P8" style:family="paragraph" style:parent-style-name="Standard">
      <style:text-properties fo:font-weight="bold" officeooo:rsid="000e2ff9" officeooo:paragraph-rsid="000e2ff9" style:font-weight-asian="bold" style:font-weight-complex="bold"/>
    </style:style>
    <style:style style:name="P9" style:family="paragraph" style:parent-style-name="Standard">
      <style:text-properties fo:font-weight="bold" officeooo:rsid="00106f9b" officeooo:paragraph-rsid="00106f9b" style:font-weight-asian="bold" style:font-weight-complex="bold"/>
    </style:style>
    <style:style style:name="P10" style:family="paragraph" style:parent-style-name="Standard">
      <style:text-properties fo:font-weight="bold" officeooo:rsid="00106f9b" officeooo:paragraph-rsid="001212f3" style:font-weight-asian="bold" style:font-weight-complex="bold"/>
    </style:style>
    <style:style style:name="P11" style:family="paragraph" style:parent-style-name="Standard">
      <style:text-properties fo:font-weight="bold" officeooo:rsid="0011e769" officeooo:paragraph-rsid="0011e769" style:font-weight-asian="bold" style:font-weight-complex="bold"/>
    </style:style>
    <style:style style:name="P12" style:family="paragraph" style:parent-style-name="Standard">
      <style:text-properties fo:font-weight="bold" officeooo:rsid="001212f3" officeooo:paragraph-rsid="001212f3" style:font-weight-asian="bold" style:font-weight-complex="bold"/>
    </style:style>
    <style:style style:name="P13" style:family="paragraph" style:parent-style-name="Standard">
      <style:text-properties fo:font-weight="bold" officeooo:rsid="001212f3" officeooo:paragraph-rsid="0014f664" style:font-weight-asian="bold" style:font-weight-complex="bold"/>
    </style:style>
    <style:style style:name="P14" style:family="paragraph" style:parent-style-name="Standard">
      <style:text-properties fo:font-weight="bold" officeooo:rsid="0014f664" officeooo:paragraph-rsid="0014f664" style:font-weight-asian="bold" style:font-weight-complex="bold"/>
    </style:style>
    <style:style style:name="P15" style:family="paragraph" style:parent-style-name="Standard">
      <style:text-properties fo:font-weight="bold" officeooo:rsid="0014f664" officeooo:paragraph-rsid="001650db" style:font-weight-asian="bold" style:font-weight-complex="bold"/>
    </style:style>
    <style:style style:name="P16" style:family="paragraph" style:parent-style-name="Standard">
      <style:text-properties officeooo:rsid="0014f664" officeooo:paragraph-rsid="0014f664"/>
    </style:style>
    <style:style style:name="T1" style:family="text">
      <style:text-properties officeooo:rsid="000a8655"/>
    </style:style>
    <style:style style:name="T2" style:family="text">
      <style:text-properties officeooo:rsid="000c367f"/>
    </style:style>
    <style:style style:name="T3" style:family="text">
      <style:text-properties officeooo:rsid="000ccc25"/>
    </style:style>
    <style:style style:name="T4" style:family="text">
      <style:text-properties officeooo:rsid="000ce1f8"/>
    </style:style>
    <style:style style:name="T5" style:family="text">
      <style:text-properties officeooo:rsid="000e2ff9"/>
    </style:style>
    <style:style style:name="T6" style:family="text">
      <style:text-properties fo:font-weight="normal" style:font-weight-asian="normal" style:font-weight-complex="normal"/>
    </style:style>
    <style:style style:name="T7" style:family="text">
      <style:text-properties fo:font-weight="normal" officeooo:rsid="00106f9b" style:font-weight-asian="normal" style:font-weight-complex="normal"/>
    </style:style>
    <style:style style:name="T8" style:family="text">
      <style:text-properties fo:font-weight="normal" officeooo:rsid="0011e769" style:font-weight-asian="normal" style:font-weight-complex="normal"/>
    </style:style>
    <style:style style:name="T9" style:family="text">
      <style:text-properties fo:font-weight="normal" officeooo:rsid="001212f3" style:font-weight-asian="normal" style:font-weight-complex="normal"/>
    </style:style>
    <style:style style:name="T10" style:family="text">
      <style:text-properties fo:font-weight="normal" officeooo:rsid="00082184" style:font-weight-asian="normal" style:font-weight-complex="normal"/>
    </style:style>
    <style:style style:name="T11" style:family="text">
      <style:text-properties fo:font-weight="normal" officeooo:rsid="00141a25" style:font-weight-asian="normal" style:font-weight-complex="normal"/>
    </style:style>
    <style:style style:name="T12" style:family="text">
      <style:text-properties fo:font-weight="normal" officeooo:rsid="0014f664" style:font-weight-asian="normal" style:font-weight-complex="normal"/>
    </style:style>
    <style:style style:name="T13" style:family="text">
      <style:text-properties fo:font-weight="normal" officeooo:rsid="0015c24d" style:font-weight-asian="normal" style:font-weight-complex="normal"/>
    </style:style>
    <style:style style:name="T14" style:family="text">
      <style:text-properties fo:font-weight="normal" officeooo:rsid="001650db"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ah French (njf5cu)</text:p>
      <text:p text:style-name="P1">Lab 9</text:p>
      <text:p text:style-name="P1">11/16/17</text:p>
      <text:p text:style-name="P1">Filename: <text:span text:style-name="T5">postlab</text:span>.pdf</text:p>
      <text:p text:style-name="P1">File Description: Lab 9 <text:span text:style-name="T5">Post-lab</text:span> Report</text:p>
      <text:p text:style-name="P1"/>
      <text:p text:style-name="P8">Dynamic Dispatch</text:p>
      <text:p text:style-name="P8"><text:tab/><text:span text:style-name="T7">To explore how dynamic dispatch is implemented at the assembly level, I first created a simple class hierarchy in C++.</text:span></text:p>
      <text:p text:style-name="P8"><text:span text:style-name="T7"/></text:p>
      <text:p text:style-name="P9"><text:span text:style-name="T6">class Mammal {</text:span></text:p>
      <text:p text:style-name="P9"><text:span text:style-name="T6">public:</text:span></text:p>
      <text:p text:style-name="P9"><text:span text:style-name="T6"><text:s text:c="2"/>virtual string getName() {</text:span></text:p>
      <text:p text:style-name="P9"><text:span text:style-name="T6"><text:s text:c="4"/>return name;</text:span></text:p>
      <text:p text:style-name="P9"><text:span text:style-name="T6"><text:s text:c="2"/>}</text:span></text:p>
      <text:p text:style-name="P9"><text:span text:style-name="T6"><text:s text:c="2"/>virtual int getAge() {</text:span></text:p>
      <text:p text:style-name="P9"><text:span text:style-name="T6"><text:s text:c="4"/>return age;</text:span></text:p>
      <text:p text:style-name="P9"><text:span text:style-name="T6"><text:s text:c="2"/>}</text:span></text:p>
      <text:p text:style-name="P9"><text:span text:style-name="T6">private:</text:span></text:p>
      <text:p text:style-name="P9"><text:span text:style-name="T6"><text:s text:c="2"/>string name;</text:span></text:p>
      <text:p text:style-name="P9"><text:span text:style-name="T6"><text:s text:c="2"/>int age;</text:span></text:p>
      <text:p text:style-name="P9"><text:span text:style-name="T6">};</text:span></text:p>
      <text:p text:style-name="P9"><text:span text:style-name="T6"/></text:p>
      <text:p text:style-name="P9"><text:span text:style-name="T6">class Platypus : Mammal {</text:span></text:p>
      <text:p text:style-name="P11"><text:span text:style-name="T6">public:</text:span></text:p>
      <text:p text:style-name="P9"><text:span text:style-name="T6"><text:s text:c="2"/>virtual string getName() {</text:span></text:p>
      <text:p text:style-name="P9"><text:span text:style-name="T6"><text:s text:c="4"/>return "Platypi do not deserve names.";</text:span></text:p>
      <text:p text:style-name="P9"><text:span text:style-name="T6"><text:s text:c="2"/>}</text:span></text:p>
      <text:p text:style-name="P9"><text:span text:style-name="T6"><text:s text:c="2"/>virtual int getAge() {</text:span></text:p>
      <text:p text:style-name="P9"><text:span text:style-name="T6"><text:s text:c="4"/>return 0;</text:span></text:p>
      <text:p text:style-name="P9"><text:span text:style-name="T6"><text:s text:c="2"/>}</text:span></text:p>
      <text:p text:style-name="P9"><text:span text:style-name="T6">};</text:span></text:p>
      <text:p text:style-name="P9"><text:span text:style-name="T6"/></text:p>
      <text:p text:style-name="P9"><text:span text:style-name="T6"><text:tab/>The platypus is a </text:span><text:span text:style-name="T8">vile and disgusting creature. It is a mammal, yet it lays eggs? It sweats milk, so a female’s offspring must incestuously lick the skin of its mother to feed? Because of this, it’s important that at runtime, if the object in question is a platypus, the platypus methods are called. Platypi neither deserve names nor ages, so if the Mammal superclass methods were accidentally called, an error would be thrown. </text:span></text:p>
      <text:p text:style-name="P10"><text:span text:style-name="T8"><text:tab/></text:span><text:span text:style-name="T9">To compile the .cpp I used the following flags: </text:span><text:span text:style-name="T10">-m64 -mllvm --x86-asm-syntax=intel -S -fomit-frame-pointer. </text:span><text:span text:style-name="T9">At first, nothing interesting was generated. The x86 code was under 100 lines, and there was no sign of a virtual method table. Then, I decided to add a main method, wherein I create a Platypus object and call the getName() and getAge() methods on said object:</text:span></text:p>
      <text:p text:style-name="P12"><text:span text:style-name="T6"/></text:p>
      <text:p text:style-name="P12"><text:span text:style-name="T6">int main() {</text:span></text:p>
      <text:p text:style-name="P12"><text:span text:style-name="T6"><text:s text:c="2"/>Platypus perry;</text:span></text:p>
      <text:p text:style-name="P12"><text:span text:style-name="T6"><text:s text:c="2"/>perry.getName();</text:span></text:p>
      <text:p text:style-name="P12"><text:span text:style-name="T6"><text:s text:c="2"/>perry.getAge();</text:span></text:p>
      <text:p text:style-name="P12"><text:span text:style-name="T6"/></text:p>
      <text:p text:style-name="P12"><text:span text:style-name="T6"><text:s text:c="2"/>return 0;</text:span></text:p>
      <text:p text:style-name="P12"><text:soft-page-break/><text:span text:style-name="T6">}</text:span></text:p>
      <text:p text:style-name="P12"><text:span text:style-name="T6"><text:tab/></text:span></text:p>
      <text:p text:style-name="P13"><text:span text:style-name="T6"><text:tab/>With that addition, the x86 code increased in length to around 450 lines. </text:span><text:span text:style-name="T11">In the C++ code, there’s no information stored in either class that explicitly </text:span><text:span text:style-name="T12">states</text:span><text:span text:style-name="T11"> which class it is. However, it’s obvious that at runtime, dynamic </text:span><text:span text:style-name="T12">dispatch allows the correct methods to be called. This is because a hidden pointer is placed inside each instance of the class that points to the virtual method table (</text:span><text:a xlink:type="simple" xlink:href="http://www.drbio.cornell.edu/pl47/programming/TICPP-2nd-ed-Vol-one-html/Chapter15.html" text:style-name="Internet_20_link" text:visited-style-name="Visited_20_Internet_20_Link"><text:span text:style-name="T12">http://www.drbio.cornell.edu/pl47/programming/TICPP-2nd-ed-Vol-one-html/Chapter15.html</text:span></text:a><text:span text:style-name="T12">). </text:span></text:p>
      <text:p text:style-name="P14"><text:span text:style-name="T6">Here is the assembly code for the the instantiation of perry the Platypus and the invocation of getName()</text:span></text:p>
      <text:p text:style-name="P14"><text:span text:style-name="T6"/></text:p>
      <text:p text:style-name="P14"><text:span text:style-name="T6"><text:tab/>sub<text:tab/>rsp, 120</text:span></text:p>
      <text:p text:style-name="P14"><text:span text:style-name="T6">.Ltmp11:</text:span></text:p>
      <text:p text:style-name="P14"><text:span text:style-name="T6"><text:tab/>.cfi_def_cfa_offset 128</text:span></text:p>
      <text:p text:style-name="P14"><text:span text:style-name="T6"><text:tab/>mov<text:tab/>dword ptr [rsp + 116], 0</text:span></text:p>
      <text:p text:style-name="P14"><text:span text:style-name="T6"><text:tab/>lea<text:tab/>rax, [rsp + 64]</text:span></text:p>
      <text:p text:style-name="P14"><text:span text:style-name="T6"><text:tab/>mov<text:tab/>rdi, rax</text:span></text:p>
      <text:p text:style-name="P14"><text:span text:style-name="T6"><text:tab/>mov<text:tab/>qword ptr [rsp + 8], rax # 8-byte Spill</text:span></text:p>
      <text:p text:style-name="P14"><text:span text:style-name="T6"><text:tab/>call<text:tab/>_ZN8PlatypusC2Ev</text:span></text:p>
      <text:p text:style-name="P14"><text:span text:style-name="T6">.Ltmp1:</text:span></text:p>
      <text:p text:style-name="P14"><text:span text:style-name="T6"><text:tab/>lea<text:tab/>rdi, [rsp + 32]</text:span></text:p>
      <text:p text:style-name="P14"><text:span text:style-name="T6"><text:tab/>mov<text:tab/>rsi, qword ptr [rsp + 8] # 8-byte Reload</text:span></text:p>
      <text:p text:style-name="P14"><text:span text:style-name="T6"><text:tab/>call<text:tab/>_ZN8Platypus7getNameB5cxx11Ev</text:span></text:p>
      <text:p text:style-name="P14"><text:span text:style-name="T6"/></text:p>
      <text:p text:style-name="P14"><text:span text:style-name="T6"><text:tab/></text:span><text:span text:style-name="T13">First, is block of contiguous memory is allocated on the stack to accommodate the a Platypus object. Then, 0 is added near the block’s beginning. The constructor is called. </text:span><text:span text:style-name="T14">The first field stored upon calling the constructor is a pointer to the virtual method table. </text:span><text:span text:style-name="T13">To call the getName method via the virtual method table, the pointer to the virtual method table is loaded into rdi. The getName method is then called via the virtual method table pointer. Inside the virtual method table, the method pointer is looked up, and the method is jumped to in memory.</text:span></text:p>
      <text:p text:style-name="P15"><text:span text:style-name="T13"><text:tab/></text:span><text:span text:style-name="T14">Interestingly, though it’s related to dynamic dispatch, virtual tables themselves are stored in a contiguous block of static memory (</text:span><text:a xlink:type="simple" xlink:href="https://yosefk.com/c++fqa/inheritance-virtual.html" text:style-name="Internet_20_link" text:visited-style-name="Visited_20_Internet_20_Link"><text:span text:style-name="T14">https://yosefk.com/c++fqa/inheritance-virtual.html</text:span></text:a><text:span text:style-name="T14">). </text:span></text:p>
      <text:p text:style-name="P16"><text:span text:style-name="T13"><text:tab/></text:span></text:p>
      <text:p text:style-name="P2">Optimized Code</text:p>
      <text:p text:style-name="P3"><text:tab/>To compare assembly code generated without and without the -02 flag, I first created a simple C++ function that takes in an integer, and uses it to loop through zero and that integer. Every iteration of the loop, the function adds one to an integer that originally starts at 0. It returns the result. The function is, in actual practice, completely useless, because it effectively returns the same integer value that it takes in as a parameter. It should be useful, however, in analyzing how loops and function calls are represented on the assembly level. The function looks like this:</text:p>
      <text:p text:style-name="P3"/>
      <text:p text:style-name="P3">int loopFunc(int x) {</text:p>
      <text:p text:style-name="P3"><text:s text:c="2"/>int y = 0;</text:p>
      <text:p text:style-name="P3"><text:s text:c="2"/>for (int i=0; i &lt; x; i++)</text:p>
      <text:p text:style-name="P3"><text:s text:c="4"/>y++;</text:p>
      <text:p text:style-name="P3"><text:s text:c="2"/>return y;</text:p>
      <text:p text:style-name="P3">}</text:p>
      <text:p text:style-name="P3"/>
      <text:p text:style-name="P3"><text:tab/>In the main method of the same .cpp file, I initialize an integer z to equal loopFunc(4).</text:p>
      <text:p text:style-name="P3"/>
      <text:p text:style-name="P1"><text:soft-page-break/>int main() {</text:p>
      <text:p text:style-name="P1"><text:s text:c="2"/>int z = loopFunc(4);</text:p>
      <text:p text:style-name="P1"><text:s text:c="2"/>return 0;</text:p>
      <text:p text:style-name="P1">}</text:p>
      <text:p text:style-name="P1"/>
      <text:p text:style-name="P1"><text:tab/>First, I compiled the .cpp file using the following following flags: -m64 -mllvm --x86-asm-syntax=intel -S -fomit-frame-pointer. This is how the loopFunc() function was represented in x86:</text:p>
      <text:p text:style-name="P4"/>
      <text:p text:style-name="P4"/>
      <text:p text:style-name="P4"><text:tab/>mov<text:tab/>dword ptr [rsp - 4], edi</text:p>
      <text:p text:style-name="P4"><text:tab/>mov<text:tab/>dword ptr [rsp - 8], 0</text:p>
      <text:p text:style-name="P4"><text:tab/>mov<text:tab/>dword ptr [rsp - 12], 0</text:p>
      <text:p text:style-name="P4">.LBB1_1: <text:s text:c="30"/></text:p>
      <text:p text:style-name="P4"><text:tab/>mov<text:tab/>eax, dword ptr [rsp - 12]</text:p>
      <text:p text:style-name="P4"><text:tab/>cmp<text:tab/>eax, dword ptr [rsp - 4]</text:p>
      <text:p text:style-name="P4"><text:tab/>jge<text:tab/>.LBB1_4 <text:s text:c="26"/></text:p>
      <text:p text:style-name="P4"><text:tab/>mov<text:tab/>eax, dword ptr [rsp - 8]</text:p>
      <text:p text:style-name="P4"><text:tab/>add<text:tab/>eax, 1</text:p>
      <text:p text:style-name="P4"><text:tab/>mov<text:tab/>dword ptr [rsp - 8], eax <text:s text:c="26"/></text:p>
      <text:p text:style-name="P4"><text:tab/>mov<text:tab/>eax, dword ptr [rsp - 12]</text:p>
      <text:p text:style-name="P4"><text:tab/>add<text:tab/>eax, 1</text:p>
      <text:p text:style-name="P4"><text:tab/>mov<text:tab/>dword ptr [rsp - 12], eax</text:p>
      <text:p text:style-name="P4"><text:tab/>jmp<text:tab/>.LBB1_1</text:p>
      <text:p text:style-name="P4">.LBB1_4:</text:p>
      <text:p text:style-name="P4"><text:tab/>mov<text:tab/>eax, dword ptr [rsp - 8]</text:p>
      <text:p text:style-name="P4"><text:tab/>re</text:p>
      <text:p text:style-name="P4"/>
      <text:p text:style-name="P5"><text:tab/><text:span text:style-name="T1">The loop is clearly evident in the x86 code. Every iteration, the routine jumps back up to the .LBB1_1 marker. One is added to the eax register each iteration. And at the end, the value that had been growing every iteration is moved to the return register, where the value is returned.</text:span>Here’s how the same function was represented in x86 when the -<text:span text:style-name="T1">O</text:span>2 flag was also included:</text:p>
      <text:p text:style-name="P4"/>
      <text:p text:style-name="P4">xor<text:tab/><text:tab/>eax, eax</text:p>
      <text:p text:style-name="P4">test<text:tab/><text:tab/>edi, edi</text:p>
      <text:p text:style-name="P4">cmovns<text:tab/>eax, edi</text:p>
      <text:p text:style-name="P4">ret</text:p>
      <text:p text:style-name="P4"/>
      <text:p text:style-name="P5"><text:tab/>The optimizer flag cleverly recognized what my loop function was doing. Because the loop function ended up returning the input value every time, the assembly code skipped the loop entirely. Instead, it simply <text:span text:style-name="T1">took</text:span> the value from the parameter register, edi, and <text:span text:style-name="T1">put</text:span> it into the return register, edx. </text:p>
      <text:p text:style-name="P5"><text:tab/><text:span text:style-name="T1">The difference between the x86 code for the caller function (in this case, the main method), was similarly striking. Without the -O2 flag the main method looked like this:</text:span></text:p>
      <text:p text:style-name="P6"><text:tab/></text:p>
      <text:p text:style-name="P6"><text:tab/>push<text:tab/>rax</text:p>
      <text:p text:style-name="P6">.Ltmp1:</text:p>
      <text:p text:style-name="P6"><text:tab/>.cfi_def_cfa_offset 16</text:p>
      <text:p text:style-name="P6"><text:tab/>mov<text:tab/>edi, 4</text:p>
      <text:p text:style-name="P6"><text:tab/>mov<text:tab/>dword ptr [rsp + 4], 0</text:p>
      <text:p text:style-name="P6"><text:tab/>call<text:tab/>_Z8loopFunci</text:p>
      <text:p text:style-name="P6"><text:soft-page-break/><text:tab/>xor<text:tab/>edi, edi</text:p>
      <text:p text:style-name="P6"><text:tab/>mov<text:tab/>dword ptr [rsp], eax</text:p>
      <text:p text:style-name="P6"><text:tab/>mov<text:tab/>eax, edi</text:p>
      <text:p text:style-name="P6"><text:tab/>pop<text:tab/>rcx</text:p>
      <text:p text:style-name="P6"><text:tab/>ret</text:p>
      <text:p text:style-name="P6"/>
      <text:p text:style-name="P6"><text:tab/>The value 4 is moved into the parameter register, so it can be passed into the <text:span text:style-name="T2">loopFunc(). The resulting value from the function call is stored in memory (int z). The edi register is promptly zeroed, and then <text:s/>that zero is moved to the return register, because the main method always returns 0. The x86 code is distinctly less interesting to analyze when the -O2 flag is used:</text:span></text:p>
      <text:p text:style-name="P5"/>
      <text:p text:style-name="P6">xor<text:tab/>eax, eax</text:p>
      <text:p text:style-name="P5"><text:span text:style-name="T1">ret</text:span> </text:p>
      <text:p text:style-name="P5"/>
      <text:p text:style-name="P5"><text:tab/><text:span text:style-name="T2">It’s clearly evident that the -O2 flag did not deem my task of making int z = loopFunc(4) worthy, and (as per the in-lab instruction’s warning) it was completely deleted. Presumably, initialize a value is not on its own necessary. These examples exhibit a few key ways that the -O2 flag optimizes code: for one, it looks at the input and output of a function. For one, if the body of the function can achieve the same input → output mapping in fewer steps, it will be rewritten in fewer steps. Second, any unused variables will be completely deleted. </text:span></text:p>
      <text:p text:style-name="P5"><text:tab/><text:span text:style-name="T3">For more compelling examples, I looked at the getNextPrime() method from lab 6 in x86. Without the -O2 flag, the x86 code looked like this:</text:span></text:p>
      <text:p text:style-name="P7">push<text:tab/>rax</text:p>
      <text:p text:style-name="P7"/>
      <text:p text:style-name="P7">.Ltmp39:</text:p>
      <text:p text:style-name="P7"><text:tab/>.cfi_def_cfa_offset 16</text:p>
      <text:p text:style-name="P7"><text:tab/>mov<text:tab/>dword ptr [rsp + 4], edi</text:p>
      <text:p text:style-name="P7">.LBB11_1: <text:s text:c="30"/># =&gt;This Inner Loop Header: Depth=1</text:p>
      <text:p text:style-name="P7"><text:tab/>mov<text:tab/>eax, dword ptr [rsp + 4]</text:p>
      <text:p text:style-name="P7"><text:tab/>add<text:tab/>eax, 1</text:p>
      <text:p text:style-name="P7"><text:tab/>mov<text:tab/>dword ptr [rsp + 4], eax</text:p>
      <text:p text:style-name="P7"><text:tab/>mov<text:tab/>edi, eax</text:p>
      <text:p text:style-name="P7"><text:tab/>call<text:tab/>_Z10checkprimej</text:p>
      <text:p text:style-name="P7"><text:tab/>xor<text:tab/>al, -1</text:p>
      <text:p text:style-name="P7"><text:tab/>test<text:tab/>al, 1</text:p>
      <text:p text:style-name="P7"><text:tab/>jne<text:tab/>.LBB11_2</text:p>
      <text:p text:style-name="P7"><text:tab/>jmp<text:tab/>.LBB11_3</text:p>
      <text:p text:style-name="P7">.LBB11_2: <text:s text:c="30"/># <text:s text:c="2"/>in Loop: Header=BB11_1 Depth=1</text:p>
      <text:p text:style-name="P7"><text:tab/>jmp<text:tab/>.LBB11_1</text:p>
      <text:p text:style-name="P7">.LBB11_3:</text:p>
      <text:p text:style-name="P7"><text:tab/>mov<text:tab/>eax, dword ptr [rsp + 4]</text:p>
      <text:p text:style-name="P7"><text:tab/>pop<text:tab/>rcx</text:p>
      <text:p text:style-name="P7"><text:tab/>ret</text:p>
      <text:p text:style-name="P7"/>
      <text:p text:style-name="P7"><text:tab/>With the -O2 flag, the code looked like this:</text:p>
      <text:p text:style-name="P7"/>
      <text:p text:style-name="P7"><text:tab/>mov<text:tab/>ecx, edi</text:p>
      <text:p text:style-name="P7"><text:tab/>.align<text:tab/>16, 0x90</text:p>
      <text:p text:style-name="P7">.LBB5_1: <text:s text:c="30"/></text:p>
      <text:p text:style-name="P7"><text:soft-page-break/><text:tab/>inc<text:tab/>ecx</text:p>
      <text:p text:style-name="P7"><text:tab/>cmp<text:tab/>ecx, 2</text:p>
      <text:p text:style-name="P7"><text:tab/>jb<text:tab/>.LBB5_1</text:p>
      <text:p text:style-name="P7"><text:tab/>mov<text:tab/>eax, 2</text:p>
      <text:p text:style-name="P7"><text:tab/>je<text:tab/>.LBB5_6</text:p>
      <text:p text:style-name="P7"><text:tab/>test<text:tab/>cl, 1</text:p>
      <text:p text:style-name="P7"><text:tab/>je<text:tab/>.LBB5_1</text:p>
      <text:p text:style-name="P7"><text:tab/>mov<text:tab/>esi, 5</text:p>
      <text:p text:style-name="P7"><text:tab/>cmp<text:tab/>ecx, 9</text:p>
      <text:p text:style-name="P7"><text:tab/>jb<text:tab/>.LBB5_5</text:p>
      <text:p text:style-name="P7"><text:tab/>.align<text:tab/>16, 0x90</text:p>
      <text:p text:style-name="P7">.LBB5_8: <text:s text:c="31"/></text:p>
      <text:p text:style-name="P7"><text:tab/>lea<text:tab/>edi, [rsi - 2]</text:p>
      <text:p text:style-name="P7"><text:tab/>xor<text:tab/>edx, edx</text:p>
      <text:p text:style-name="P7"><text:tab/>mov<text:tab/>eax, ecx</text:p>
      <text:p text:style-name="P7"><text:tab/>div<text:tab/>edi</text:p>
      <text:p text:style-name="P7"><text:tab/>test<text:tab/>edx, edx</text:p>
      <text:p text:style-name="P7"><text:tab/>je<text:tab/>.LBB5_1</text:p>
      <text:p text:style-name="P7"><text:tab/>mov<text:tab/>eax, esi</text:p>
      <text:p text:style-name="P7"><text:tab/>imul<text:tab/>eax, eax</text:p>
      <text:p text:style-name="P7"><text:tab/>add<text:tab/>esi, 2</text:p>
      <text:p text:style-name="P7"><text:tab/>cmp<text:tab/>eax, ecx</text:p>
      <text:p text:style-name="P7"><text:tab/>jbe<text:tab/>.LBB5_8</text:p>
      <text:p text:style-name="P7">.LBB5_5:</text:p>
      <text:p text:style-name="P7"><text:tab/>mov<text:tab/>eax, ecx</text:p>
      <text:p text:style-name="P7">.LBB5_6: <text:s text:c="31"/># %.loopexit</text:p>
      <text:p text:style-name="P7"><text:tab/>ret</text:p>
      <text:p text:style-name="P7"/>
      <text:p text:style-name="P7"><text:tab/><text:span text:style-name="T4">Interestingly, this snippet of code actually got longer with the optimization! However, because massive number of times this function loops to generate prime numbers, even though the optimized code is more lines, it is still more efficient. At runtime, the optimized code will loop far fewer times than the code generated without the -O2 flag. Thus, the optimizer takes a lot of time (and some additional memory) preparing the code at compile-time in order to save a lot of time at run-tim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5T22:30:36.629683930</meta:creation-date>
    <dc:date>2017-11-17T11:37:11.179858596</dc:date>
    <meta:editing-duration>PT1H42M36S</meta:editing-duration>
    <meta:editing-cycles>5</meta:editing-cycles>
    <meta:generator>LibreOffice/5.1.6.2$Linux_X86_64 LibreOffice_project/10m0$Build-2</meta:generator>
    <meta:document-statistic meta:table-count="0" meta:image-count="0" meta:object-count="0" meta:page-count="5" meta:paragraph-count="161" meta:word-count="1362" meta:character-count="8013" meta:non-whitespace-character-count="6406"/>
  </office:meta>
</office:document-meta>
</file>